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5C39BAEF.png"/>
  <manifest:file-entry manifest:media-type="image/png" manifest:full-path="Pictures/1000000000000008000000089EFC5B24.png"/>
  <manifest:file-entry manifest:media-type="image/png" manifest:full-path="Pictures/100000000000032000000258AE45E8A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marker-start="Linienende_20_1" draw:marker-end="" draw:textarea-horizontal-align="center" draw:textarea-vertical-align="middle"/>
    </style:style>
    <style:style style:name="gr6" style:family="graphic" style:parent-style-name="standard">
      <style:graphic-properties draw:marker-start="Linienende_20_2" draw:marker-end="Linienende_20_2" draw:textarea-horizontal-align="center" draw:textarea-vertical-align="middle"/>
    </style:style>
    <style:style style:name="gr7" style:family="graphic" style:parent-style-name="standard">
      <style:graphic-properties draw:marker-start="" draw:marker-end="Linienende_20_2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Linienende_20_1" draw:marker-end="Linienende_20_1" draw:textarea-horizontal-align="center" draw:textarea-vertical-align="middle"/>
    </style:style>
    <style:style style:name="gr10" style:family="graphic" style:parent-style-name="standard">
      <style:graphic-properties draw:stroke="dash" draw:stroke-dash="Fine_20_Dashed_20__28_var_29_" draw:marker-end="Linienende_20_3" draw:fill="solid" draw:fill-color="#006b6b" draw:textarea-horizontal-align="center" draw:textarea-vertical-align="middle"/>
    </style:style>
    <style:style style:name="gr11" style:family="graphic" style:parent-style-name="standard">
      <style:graphic-properties draw:stroke="solid" draw:stroke-dash="Fine_20_Dashed" draw:fill-color="#00ffff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start="Arrow" draw:marker-end="" draw:fill="none" draw:textarea-horizontal-align="center" draw:textarea-vertical-align="middle"/>
    </style:style>
    <style:style style:name="gr14" style:family="graphic" style:parent-style-name="standard">
      <style:graphic-properties draw:marker-start="Arrow" draw:marker-end="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7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7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5cm"/>
    </style:style>
    <style:style style:name="gr19" style:family="graphic" style:parent-style-name="standard">
      <style:graphic-properties draw:stroke="dash" draw:stroke-dash="Fine_20_Dashed_20__28_var_29_" draw:fill="solid" draw:fill-color="#006b6b" draw:textarea-horizontal-align="center" draw:textarea-vertical-align="middle"/>
    </style:style>
    <style:style style:name="gr20" style:family="graphic" style:parent-style-name="standard">
      <style:graphic-properties svg:stroke-color="#c0c0c0" draw:opacity="30%" draw:textarea-horizontal-align="center" draw:textarea-vertical-align="middle" draw:shadow-opacity="30%"/>
    </style:style>
    <style:style style:name="gr21" style:family="graphic" style:parent-style-name="standard">
      <style:graphic-properties draw:stroke="dash" draw:stroke-dash="Fine_20_Dashed_20__28_var_29_" draw:marker-start="" draw:marker-end="Linienende_20_3" draw:fill="solid" draw:fill-color="#006b6b" draw:textarea-horizontal-align="center" draw:textarea-vertical-align="middle"/>
    </style:style>
    <style:style style:name="pr1" style:family="presentation" style:parent-style-name="lyt-movwaves-subtitle">
      <style:graphic-properties draw:fill-color="#ffffff" draw:auto-grow-height="true" fo:min-height="16.5cm"/>
    </style:style>
    <style:style style:name="pr2" style:family="presentation" style:parent-style-name="lyt-movwaves-notes">
      <style:graphic-properties draw:fill-color="#ffffff" draw:auto-grow-height="true" fo:min-height="13.364cm"/>
    </style:style>
    <style:style style:name="pr3" style:family="presentation" style:parent-style-name="lyt-movwaves-title">
      <style:graphic-properties draw:auto-grow-height="true" fo:min-height="3.506cm"/>
    </style:style>
    <style:style style:name="pr4" style:family="presentation" style:parent-style-name="lyt-movwaves-outline1">
      <style:graphic-properties draw:auto-grow-height="true" fo:min-height="11cm"/>
    </style:style>
    <style:style style:name="pr5" style:family="presentation" style:parent-style-name="lyt-movwaves-outline1">
      <style:graphic-properties fo:min-height="11cm"/>
    </style:style>
    <style:style style:name="pr6" style:family="presentation" style:parent-style-name="lyt-movwaves-title">
      <style:graphic-properties fo:min-height="3.506cm"/>
    </style:style>
    <style:style style:name="pr7" style:family="presentation" style:parent-style-name="lyt-movwave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8.1000003814697pt"/>
    </style:style>
    <style:style style:name="P4" style:family="paragraph">
      <style:paragraph-properties fo:text-align="start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color="#808080" fo:font-size="18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Albany" style:font-family-generic-asian="roman" style:font-pitch-asian="variable" style:font-size-asian="28pt" style:font-style-asian="normal" style:font-weight-asian="normal" style:font-family-complex="Albany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5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6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808080" fo:font-size="18pt"/>
    </style:style>
    <style:style style:name="T9" style:family="text">
      <style:text-properties fo:color="#808080"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10" style:family="text">
      <style:text-properties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text-position="sub 58%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layer="layout" svg:width="23cm" svg:height="16.5cm" svg:x="2.2cm" svg:y="2cm" presentation:class="subtitle" presentation:user-transformed="true">
          <draw:text-box>
            <text:p><text:span text:style-name="T1">CiS Projekt</text:span></text:p>
            <text:p><text:span text:style-name="T2"/></text:p>
            <text:p><text:span text:style-name="T2">Eindimensionale Schrödingergleichung für beliebiges Potential</text:span></text:p>
            <text:p><text:span text:style-name="T2">bei periodischen Randbedingungen</text:span></text:p>
            <text:p><text:span text:style-name="T1"/></text:p>
            <text:p><text:span text:style-name="T1">Michael Simon, Hanko Ipach</text:span></text:p>
            <text:p><text:span text:style-name="T1">03.02.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Inhalt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item>
                <text:p>Problemstellung</text:p>
              </text:list-item>
              <text:list-item>
                <text:p>Lösungsansatz</text:p>
              </text:list-item>
              <text:list-item>
                <text:p>Programmstruktur</text:p>
              </text:list-item>
              <text:list-item>
                <text:p>Live-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Problemstellung</text:p>
          </draw:text-box>
        </draw:frame>
        <draw:frame draw:style-name="gr2" draw:layer="layout" svg:width="4.954cm" svg:height="1.997cm" svg:x="14.584cm" svg:y="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Schrödingergleichung:<text:line-break/></text:p>
              </text:list-item>
              <text:list-item>
                <text:p>Hamiltonian:<text:line-break/></text:p>
              </text:list-item>
              <text:list-item>
                <text:p>Periodische R.B.:<text:line-break/><text:line-break/> <text:s text:c="17"/></text:p>
              </text:list-item>
            </text:list>
          </draw:text-box>
        </draw:frame>
        <draw:frame draw:style-name="gr2" draw:layer="layout" svg:width="8.542cm" svg:height="2.325cm" svg:x="14.5cm" svg:y="7.5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7.516cm" svg:height="2.083cm" svg:x="14.5cm" svg:y="10.5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xml:id="id4" draw:id="id4" draw:layer="layout" svg:width="16.359cm" svg:height="1.087cm" svg:x="5.2cm" svg:y="13.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 xml:id="id5" draw:id="id5">
          <draw:path draw:style-name="gr3" draw:text-style-name="P1" draw:layer="layout" svg:width="14.72cm" svg:height="1.977cm" svg:x="6.014cm" svg:y="14.66cm" svg:viewBox="0 0 14721 1978" svg:d="m0 1936c495 99 972-109 1402-330 477-246 821-663 1196-1030 340-333 828-418 1278-495 406-70 871-157 1237 41 485 262 1086-82 1320 619 198 593 847 510 1319 536 455 25 896 1 1361-124 512-138 1024-179 1526-371 444-170 839-233 1237-124 475 130 709 627 1237 701 419 58 833 77 1237 206l329 413 42-83z">
            <text:p/>
          </draw:path>
          <draw:frame draw:style-name="gr2" draw:layer="layout" svg:width="0.912cm" svg:height="0.935cm" svg:x="9.301cm" svg:y="15.501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line draw:style-name="gr4" draw:text-style-name="P1" draw:layer="layout" svg:x1="5.901cm" svg:y1="16.601cm" svg:x2="7.401cm" svg:y2="16.601cm">
            <text:p/>
          </draw:line>
          <draw:line draw:style-name="gr5" draw:text-style-name="P1" draw:layer="layout" svg:x1="7.401cm" svg:y1="16.601cm" svg:x2="8.901cm" svg:y2="16.601cm">
            <text:p/>
          </draw:line>
          <draw:line draw:style-name="gr5" draw:text-style-name="P1" draw:layer="layout" svg:x1="8.901cm" svg:y1="16.601cm" svg:x2="10.401cm" svg:y2="16.601cm">
            <text:p/>
          </draw:line>
          <draw:line draw:style-name="gr5" draw:text-style-name="P1" draw:layer="layout" svg:x1="10.401cm" svg:y1="16.601cm" svg:x2="11.901cm" svg:y2="16.601cm">
            <text:p/>
          </draw:line>
          <draw:line draw:style-name="gr5" draw:text-style-name="P1" draw:layer="layout" svg:x1="11.901cm" svg:y1="16.601cm" svg:x2="13.401cm" svg:y2="16.601cm">
            <text:p/>
          </draw:line>
          <draw:line draw:style-name="gr5" draw:text-style-name="P1" draw:layer="layout" svg:x1="13.401cm" svg:y1="16.601cm" svg:x2="14.901cm" svg:y2="16.601cm">
            <text:p/>
          </draw:line>
          <draw:line draw:style-name="gr5" draw:text-style-name="P1" draw:layer="layout" svg:x1="14.901cm" svg:y1="16.601cm" svg:x2="16.401cm" svg:y2="16.601cm">
            <text:p/>
          </draw:line>
          <draw:line draw:style-name="gr5" draw:text-style-name="P1" draw:layer="layout" svg:x1="16.401cm" svg:y1="16.601cm" svg:x2="17.901cm" svg:y2="16.601cm">
            <text:p/>
          </draw:line>
          <draw:line draw:style-name="gr5" draw:text-style-name="P1" draw:layer="layout" svg:x1="17.901cm" svg:y1="16.601cm" svg:x2="19.401cm" svg:y2="16.601cm">
            <text:p/>
          </draw:line>
          <draw:line draw:style-name="gr4" draw:text-style-name="P1" draw:layer="layout" svg:x1="19.401cm" svg:y1="16.601cm" svg:x2="20.901cm" svg:y2="16.601cm">
            <text:p/>
          </draw:line>
          <draw:path draw:style-name="gr3" draw:text-style-name="P1" draw:layer="layout" svg:width="14.72cm" svg:height="1.977cm" svg:x="5.514cm" svg:y="15.16cm" svg:viewBox="0 0 14721 1978" svg:d="m0 1936c495 99 972-109 1402-330 477-246 821-663 1196-1030 340-333 828-418 1278-495 406-70 871-157 1237 41 485 262 1086-82 1320 619 198 593 847 510 1319 536 455 25 896 1 1361-124 512-138 1024-179 1526-371 444-170 839-233 1237-124 475 130 709 627 1237 701 419 58 833 77 1237 206l329 413 42-83z">
            <text:p/>
          </draw:path>
          <draw:line draw:style-name="gr4" draw:text-style-name="P1" draw:layer="layout" svg:x1="5.401cm" svg:y1="17.101cm" svg:x2="6.901cm" svg:y2="17.101cm">
            <text:p/>
          </draw:line>
          <draw:line draw:style-name="gr4" draw:text-style-name="P1" draw:layer="layout" svg:x1="6.901cm" svg:y1="17.101cm" svg:x2="8.401cm" svg:y2="17.101cm">
            <text:p/>
          </draw:line>
          <draw:line draw:style-name="gr4" draw:text-style-name="P1" draw:layer="layout" svg:x1="8.401cm" svg:y1="17.101cm" svg:x2="9.901cm" svg:y2="17.101cm">
            <text:p/>
          </draw:line>
          <draw:line draw:style-name="gr4" draw:text-style-name="P1" draw:layer="layout" svg:x1="9.901cm" svg:y1="17.101cm" svg:x2="11.401cm" svg:y2="17.101cm">
            <text:p/>
          </draw:line>
          <draw:line draw:style-name="gr4" draw:text-style-name="P1" draw:layer="layout" svg:x1="11.401cm" svg:y1="17.101cm" svg:x2="12.901cm" svg:y2="17.101cm">
            <text:p/>
          </draw:line>
          <draw:line draw:style-name="gr4" draw:text-style-name="P1" draw:layer="layout" svg:x1="12.901cm" svg:y1="17.101cm" svg:x2="14.401cm" svg:y2="17.101cm">
            <text:p/>
          </draw:line>
          <draw:line draw:style-name="gr4" draw:text-style-name="P1" draw:layer="layout" svg:x1="14.401cm" svg:y1="17.101cm" svg:x2="15.901cm" svg:y2="17.101cm">
            <text:p/>
          </draw:line>
          <draw:line draw:style-name="gr4" draw:text-style-name="P1" draw:layer="layout" svg:x1="15.901cm" svg:y1="17.101cm" svg:x2="17.401cm" svg:y2="17.101cm">
            <text:p/>
          </draw:line>
          <draw:line draw:style-name="gr4" draw:text-style-name="P1" draw:layer="layout" svg:x1="17.401cm" svg:y1="17.101cm" svg:x2="18.901cm" svg:y2="17.101cm">
            <text:p/>
          </draw:line>
          <draw:line draw:style-name="gr4" draw:text-style-name="P1" draw:layer="layout" svg:x1="18.901cm" svg:y1="17.101cm" svg:x2="20.401cm" svg:y2="17.101cm">
            <text:p/>
          </draw:line>
          <draw:path draw:style-name="gr3" draw:text-style-name="P1" draw:layer="layout" svg:width="14.72cm" svg:height="1.977cm" svg:x="5.014cm" svg:y="15.66cm" svg:viewBox="0 0 14721 1978" svg:d="m0 1936c495 99 972-109 1402-330 477-246 821-663 1196-1030 340-333 828-418 1278-495 406-70 871-157 1237 41 485 262 1086-82 1320 619 198 593 847 510 1319 536 455 25 896 1 1361-124 512-138 1024-179 1526-371 444-170 839-233 1237-124 475 130 709 627 1237 701 419 58 833 77 1237 206l329 413 42-83z">
            <text:p/>
          </draw:path>
          <draw:line draw:style-name="gr4" draw:text-style-name="P1" draw:layer="layout" svg:x1="4.901cm" svg:y1="17.601cm" svg:x2="6.401cm" svg:y2="17.601cm">
            <text:p/>
          </draw:line>
          <draw:line draw:style-name="gr4" draw:text-style-name="P1" draw:layer="layout" svg:x1="6.401cm" svg:y1="17.601cm" svg:x2="7.901cm" svg:y2="17.601cm">
            <text:p/>
          </draw:line>
          <draw:line draw:style-name="gr4" draw:text-style-name="P1" draw:layer="layout" svg:x1="7.901cm" svg:y1="17.601cm" svg:x2="9.401cm" svg:y2="17.601cm">
            <text:p/>
          </draw:line>
          <draw:line draw:style-name="gr4" draw:text-style-name="P1" draw:layer="layout" svg:x1="9.401cm" svg:y1="17.601cm" svg:x2="10.901cm" svg:y2="17.601cm">
            <text:p/>
          </draw:line>
          <draw:line draw:style-name="gr4" draw:text-style-name="P1" draw:layer="layout" svg:x1="10.901cm" svg:y1="17.601cm" svg:x2="12.401cm" svg:y2="17.601cm">
            <text:p/>
          </draw:line>
          <draw:line draw:style-name="gr4" draw:text-style-name="P1" draw:layer="layout" svg:x1="12.401cm" svg:y1="17.601cm" svg:x2="13.901cm" svg:y2="17.601cm">
            <text:p/>
          </draw:line>
          <draw:line draw:style-name="gr4" draw:text-style-name="P1" draw:layer="layout" svg:x1="13.901cm" svg:y1="17.601cm" svg:x2="15.401cm" svg:y2="17.601cm">
            <text:p/>
          </draw:line>
          <draw:line draw:style-name="gr4" draw:text-style-name="P1" draw:layer="layout" svg:x1="15.401cm" svg:y1="17.601cm" svg:x2="16.901cm" svg:y2="17.601cm">
            <text:p/>
          </draw:line>
          <draw:line draw:style-name="gr4" draw:text-style-name="P1" draw:layer="layout" svg:x1="16.901cm" svg:y1="17.601cm" svg:x2="18.401cm" svg:y2="17.601cm">
            <text:p/>
          </draw:line>
          <draw:line draw:style-name="gr4" draw:text-style-name="P1" draw:layer="layout" svg:x1="18.401cm" svg:y1="17.601cm" svg:x2="19.901cm" svg:y2="17.601cm">
            <text:p/>
          </draw:line>
          <draw:line draw:style-name="gr6" draw:text-style-name="P1" draw:layer="layout" svg:x1="4.901cm" svg:y1="18.201cm" svg:x2="19.901cm" svg:y2="18.201cm">
            <text:p/>
          </draw:line>
          <draw:frame draw:style-name="gr2" draw:layer="layout" svg:width="2.391cm" svg:height="1.087cm" svg:x="8.401cm" svg:y="16.201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line draw:style-name="gr7" draw:text-style-name="P1" draw:layer="layout" svg:x1="20.501cm" svg:y1="18.001cm" svg:x2="21.678cm" svg:y2="16.587cm">
            <text:p/>
          </draw:line>
          <draw:frame draw:style-name="gr8" draw:text-style-name="P2" draw:layer="layout" svg:width="0.896cm" svg:height="1.038cm" svg:x="11.847cm" svg:y="18.238cm">
            <draw:text-box>
              <text:p><text:span text:style-name="T3">L</text:span></text:p>
            </draw:text-box>
          </draw:frame>
          <draw:frame draw:style-name="gr8" draw:text-style-name="P2" draw:layer="layout" svg:width="0.697cm" svg:height="1.038cm" svg:x="21.5cm" svg:y="16.962cm">
            <draw:text-box>
              <text:p><text:span text:style-name="T3">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ösungsansatz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Programmiersprache: MATLAB<text:line-break/></text:p>
              </text:list-item>
              <text:list-item>
                <text:p>Ortsdiskretisierung<text:line-break/> <text:line-break/></text:p>
              </text:list-item>
              <text:list-item>
                <text:p><text:span text:style-name="T4">Matrixrepräsentation</text:span></text:p>
              </text:list-item>
            </text:list>
          </draw:text-box>
        </draw:frame>
        <draw:frame draw:style-name="gr2" draw:layer="layout" svg:width="7.767cm" svg:height="1.062cm" svg:x="14.1cm" svg:y="8.26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9.994cm" svg:height="1.087cm" svg:x="14.1cm" svg:y="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 xml:id="id6" draw:id="id6">
          <draw:path draw:style-name="gr3" draw:text-style-name="P1" draw:layer="layout" svg:width="14.72cm" svg:height="1.977cm" svg:x="6.013cm" svg:y="14.659cm" svg:viewBox="0 0 14721 1978" svg:d="m0 1936c495 99 972-109 1402-330 477-246 821-663 1196-1030 340-333 828-418 1278-495 406-70 871-157 1237 41 485 262 1086-82 1320 619 198 593 847 510 1319 536 455 25 896 1 1361-124 512-138 1024-179 1526-371 444-170 839-233 1237-124 475 130 709 627 1237 701 419 58 833 77 1237 206l329 413 42-83z">
            <text:p/>
          </draw:path>
          <draw:frame draw:style-name="gr2" draw:layer="layout" svg:width="0.912cm" svg:height="0.935cm" svg:x="9.3cm" svg:y="15.5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line draw:style-name="gr5" draw:text-style-name="P1" draw:layer="layout" svg:x1="5.9cm" svg:y1="16.6cm" svg:x2="7.4cm" svg:y2="16.6cm">
            <text:p/>
          </draw:line>
          <draw:line draw:style-name="gr5" draw:text-style-name="P1" draw:layer="layout" svg:x1="7.4cm" svg:y1="16.6cm" svg:x2="8.9cm" svg:y2="16.6cm">
            <text:p/>
          </draw:line>
          <draw:line draw:style-name="gr5" draw:text-style-name="P1" draw:layer="layout" svg:x1="8.9cm" svg:y1="16.6cm" svg:x2="10.4cm" svg:y2="16.6cm">
            <text:p/>
          </draw:line>
          <draw:line draw:style-name="gr5" draw:text-style-name="P1" draw:layer="layout" svg:x1="10.4cm" svg:y1="16.6cm" svg:x2="11.9cm" svg:y2="16.6cm">
            <text:p/>
          </draw:line>
          <draw:line draw:style-name="gr5" draw:text-style-name="P1" draw:layer="layout" svg:x1="11.9cm" svg:y1="16.6cm" svg:x2="13.4cm" svg:y2="16.6cm">
            <text:p/>
          </draw:line>
          <draw:line draw:style-name="gr5" draw:text-style-name="P1" draw:layer="layout" svg:x1="13.4cm" svg:y1="16.6cm" svg:x2="14.9cm" svg:y2="16.6cm">
            <text:p/>
          </draw:line>
          <draw:line draw:style-name="gr5" draw:text-style-name="P1" draw:layer="layout" svg:x1="14.9cm" svg:y1="16.6cm" svg:x2="16.4cm" svg:y2="16.6cm">
            <text:p/>
          </draw:line>
          <draw:line draw:style-name="gr5" draw:text-style-name="P1" draw:layer="layout" svg:x1="16.4cm" svg:y1="16.6cm" svg:x2="17.9cm" svg:y2="16.6cm">
            <text:p/>
          </draw:line>
          <draw:line draw:style-name="gr5" draw:text-style-name="P1" draw:layer="layout" svg:x1="17.9cm" svg:y1="16.6cm" svg:x2="19.4cm" svg:y2="16.6cm">
            <text:p/>
          </draw:line>
          <draw:line draw:style-name="gr9" draw:text-style-name="P1" draw:layer="layout" svg:x1="19.4cm" svg:y1="16.6cm" svg:x2="20.9cm" svg:y2="16.6cm">
            <text:p/>
          </draw:line>
          <draw:path draw:style-name="gr3" draw:text-style-name="P1" draw:layer="layout" svg:width="14.72cm" svg:height="1.977cm" svg:x="5.513cm" svg:y="15.159cm" svg:viewBox="0 0 14721 1978" svg:d="m0 1936c495 99 972-109 1402-330 477-246 821-663 1196-1030 340-333 828-418 1278-495 406-70 871-157 1237 41 485 262 1086-82 1320 619 198 593 847 510 1319 536 455 25 896 1 1361-124 512-138 1024-179 1526-371 444-170 839-233 1237-124 475 130 709 627 1237 701 419 58 833 77 1237 206l329 413 42-83z">
            <text:p/>
          </draw:path>
          <draw:line draw:style-name="gr5" draw:text-style-name="P1" draw:layer="layout" svg:x1="5.4cm" svg:y1="17.1cm" svg:x2="6.9cm" svg:y2="17.1cm">
            <text:p/>
          </draw:line>
          <draw:line draw:style-name="gr5" draw:text-style-name="P1" draw:layer="layout" svg:x1="6.9cm" svg:y1="17.1cm" svg:x2="8.4cm" svg:y2="17.1cm">
            <text:p/>
          </draw:line>
          <draw:line draw:style-name="gr5" draw:text-style-name="P1" draw:layer="layout" svg:x1="8.4cm" svg:y1="17.1cm" svg:x2="9.9cm" svg:y2="17.1cm">
            <text:p/>
          </draw:line>
          <draw:line draw:style-name="gr5" draw:text-style-name="P1" draw:layer="layout" svg:x1="9.9cm" svg:y1="17.1cm" svg:x2="11.4cm" svg:y2="17.1cm">
            <text:p/>
          </draw:line>
          <draw:line draw:style-name="gr5" draw:text-style-name="P1" draw:layer="layout" svg:x1="11.4cm" svg:y1="17.1cm" svg:x2="12.9cm" svg:y2="17.1cm">
            <text:p/>
          </draw:line>
          <draw:line draw:style-name="gr5" draw:text-style-name="P1" draw:layer="layout" svg:x1="12.9cm" svg:y1="17.1cm" svg:x2="14.4cm" svg:y2="17.1cm">
            <text:p/>
          </draw:line>
          <draw:line draw:style-name="gr5" draw:text-style-name="P1" draw:layer="layout" svg:x1="14.4cm" svg:y1="17.1cm" svg:x2="15.9cm" svg:y2="17.1cm">
            <text:p/>
          </draw:line>
          <draw:line draw:style-name="gr5" draw:text-style-name="P1" draw:layer="layout" svg:x1="15.9cm" svg:y1="17.1cm" svg:x2="17.4cm" svg:y2="17.1cm">
            <text:p/>
          </draw:line>
          <draw:line draw:style-name="gr5" draw:text-style-name="P1" draw:layer="layout" svg:x1="17.4cm" svg:y1="17.1cm" svg:x2="18.9cm" svg:y2="17.1cm">
            <text:p/>
          </draw:line>
          <draw:line draw:style-name="gr9" draw:text-style-name="P1" draw:layer="layout" svg:x1="18.9cm" svg:y1="17.1cm" svg:x2="20.4cm" svg:y2="17.1cm">
            <text:p/>
          </draw:line>
          <draw:path draw:style-name="gr3" draw:text-style-name="P1" draw:layer="layout" svg:width="14.72cm" svg:height="1.977cm" svg:x="5.013cm" svg:y="15.659cm" svg:viewBox="0 0 14721 1978" svg:d="m0 1936c495 99 972-109 1402-330 477-246 821-663 1196-1030 340-333 828-418 1278-495 406-70 871-157 1237 41 485 262 1086-82 1320 619 198 593 847 510 1319 536 455 25 896 1 1361-124 512-138 1024-179 1526-371 444-170 839-233 1237-124 475 130 709 627 1237 701 419 58 833 77 1237 206l329 413 42-83z">
            <text:p/>
          </draw:path>
          <draw:line draw:style-name="gr5" draw:text-style-name="P1" draw:layer="layout" svg:x1="4.9cm" svg:y1="17.6cm" svg:x2="6.4cm" svg:y2="17.6cm">
            <text:p/>
          </draw:line>
          <draw:line draw:style-name="gr5" draw:text-style-name="P1" draw:layer="layout" svg:x1="6.4cm" svg:y1="17.6cm" svg:x2="7.9cm" svg:y2="17.6cm">
            <text:p/>
          </draw:line>
          <draw:line draw:style-name="gr5" draw:text-style-name="P1" draw:layer="layout" svg:x1="7.9cm" svg:y1="17.6cm" svg:x2="9.4cm" svg:y2="17.6cm">
            <text:p/>
          </draw:line>
          <draw:line draw:style-name="gr5" draw:text-style-name="P1" draw:layer="layout" svg:x1="9.4cm" svg:y1="17.6cm" svg:x2="10.9cm" svg:y2="17.6cm">
            <text:p/>
          </draw:line>
          <draw:line draw:style-name="gr5" draw:text-style-name="P1" draw:layer="layout" svg:x1="10.9cm" svg:y1="17.6cm" svg:x2="12.4cm" svg:y2="17.6cm">
            <text:p/>
          </draw:line>
          <draw:line draw:style-name="gr5" draw:text-style-name="P1" draw:layer="layout" svg:x1="12.4cm" svg:y1="17.6cm" svg:x2="13.9cm" svg:y2="17.6cm">
            <text:p/>
          </draw:line>
          <draw:line draw:style-name="gr5" draw:text-style-name="P1" draw:layer="layout" svg:x1="13.9cm" svg:y1="17.6cm" svg:x2="15.4cm" svg:y2="17.6cm">
            <text:p/>
          </draw:line>
          <draw:line draw:style-name="gr5" draw:text-style-name="P1" draw:layer="layout" svg:x1="15.4cm" svg:y1="17.6cm" svg:x2="16.9cm" svg:y2="17.6cm">
            <text:p/>
          </draw:line>
          <draw:line draw:style-name="gr5" draw:text-style-name="P1" draw:layer="layout" svg:x1="16.9cm" svg:y1="17.6cm" svg:x2="18.4cm" svg:y2="17.6cm">
            <text:p/>
          </draw:line>
          <draw:line draw:style-name="gr9" draw:text-style-name="P1" draw:layer="layout" svg:x1="18.4cm" svg:y1="17.6cm" svg:x2="19.9cm" svg:y2="17.6cm">
            <text:p/>
          </draw:line>
          <draw:line draw:style-name="gr6" draw:text-style-name="P1" draw:layer="layout" svg:x1="4.9cm" svg:y1="18.2cm" svg:x2="19.9cm" svg:y2="18.2cm">
            <text:p/>
          </draw:line>
          <draw:frame draw:style-name="gr8" draw:text-style-name="P2" draw:layer="layout" svg:width="0.896cm" svg:height="1.038cm" svg:x="11.847cm" svg:y="18.238cm">
            <draw:text-box>
              <text:p><text:span text:style-name="T3">L</text:span></text:p>
            </draw:text-box>
          </draw:frame>
          <draw:frame draw:style-name="gr2" draw:layer="layout" svg:width="2.667cm" svg:height="1.087cm" svg:x="8.402cm" svg:y="16.202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line draw:style-name="gr7" draw:text-style-name="P1" draw:layer="layout" svg:x1="20.501cm" svg:y1="18.001cm" svg:x2="21.678cm" svg:y2="16.587cm">
            <text:p/>
          </draw:line>
          <draw:frame draw:style-name="gr8" draw:text-style-name="P2" draw:layer="layout" svg:width="0.697cm" svg:height="1.038cm" svg:x="21.5cm" svg:y="16.962cm">
            <draw:text-box>
              <text:p><text:span text:style-name="T3">t</text:span></text:p>
            </draw:text-box>
          </draw:frame>
        </draw:g>
        <draw:frame draw:style-name="gr2" draw:layer="layout" svg:width="7.674cm" svg:height="1.087cm" svg:x="14.4cm" svg:y="9.6cm">
          <draw:object xlink:href="./Object 10" xlink:type="simple" xlink:show="embed" xlink:actuate="onLoad"/>
          <draw:image xlink:href="./ObjectReplacements/Object 1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ösungsansatz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item>
                <text:p>Approximation des kinetischen Anteils von H<text:line-break/><text:line-break/><text:line-break/></text:p>
              </text:list-item>
              <text:list-item>
                <text:p>1.) Fourier-Grid-Hamiltonian Method (D. Tannor)</text:p>
              </text:list-item>
              <text:list-item>
                <text:p>2.) Differenzenquotienten</text:p>
              </text:list-item>
            </text:list>
          </draw:text-box>
        </draw:frame>
        <draw:frame draw:style-name="gr2" draw:layer="layout" svg:width="11.551cm" svg:height="2.472cm" svg:x="6.877cm" svg:y="7.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17.045cm" svg:height="2.241cm" svg:x="6.877cm" svg:y="13.992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ösungsansatz</text:p>
          </draw:text-box>
        </draw:frame>
        <draw:frame presentation:style-name="pr5" draw:layer="layout" svg:width="23cm" svg:height="12.154cm" svg:x="2.2cm" svg:y="5.5cm" presentation:class="outline" presentation:user-transformed="true">
          <draw:text-box>
            <text:list text:style-name="L2">
              <text:list-item>
                <text:p>H = konstant:</text:p>
                <text:list>
                  <text:list-item>
                    <text:p>Eigenzustände<text:line-break/></text:p>
                  </text:list-item>
                  <text:list-item>
                    <text:p>Zeitentwicklung</text:p>
                  </text:list-item>
                </text:list>
                <text:p/>
              </text:list-item>
              <text:list-item>
                <text:p>H = H(t):</text:p>
                <text:list>
                  <text:list-item>
                    <text:p>Zeitdiskretisierung<text:line-break/></text:p>
                  </text:list-item>
                  <text:list-item>
                    <text:p>Direkte Zeitentwicklung </text:p>
                  </text:list-item>
                </text:list>
              </text:list-item>
            </text:list>
          </draw:text-box>
        </draw:frame>
        <draw:frame draw:style-name="gr2" draw:layer="layout" svg:width="11.084cm" svg:height="2.45cm" svg:x="13.604cm" svg:y="8.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1.006cm" svg:height="1.087cm" svg:x="13.594cm" svg:y="7.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9.807cm" svg:height="2.082cm" svg:x="16.376cm" svg:y="16.15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7.722cm" svg:height="1.062cm" svg:x="16.4cm" svg:y="14.23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ösungsansatz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Numerische Zeitentwicklung von <text:span text:style-name="T5">Ψ</text:span><text:line-break/><text:line-break/><text:line-break/></text:p>
              </text:list-item>
              <text:list-item>
                <text:p>Crank-Nicholson-Operator</text:p>
                <text:p/>
              </text:list-item>
            </text:list>
          </draw:text-box>
        </draw:frame>
        <draw:frame draw:style-name="gr2" draw:layer="layout" svg:width="9.807cm" svg:height="2.082cm" svg:x="7.693cm" svg:y="7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3.246cm" svg:height="4.331cm" svg:x="7.693cm" svg:y="12.2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line draw:style-name="gr10" draw:text-style-name="P1" draw:layer="layout" svg:x1="21.3cm" svg:y1="7.5cm" svg:x2="21.3cm" svg:y2="19cm">
          <text:p/>
        </draw:line>
        <draw:line draw:style-name="gr10" draw:text-style-name="P1" draw:layer="layout" svg:x1="6.4cm" svg:y1="7.5cm" svg:x2="6.4cm" svg:y2="19cm">
          <text:p/>
        </draw:line>
        <draw:rect draw:style-name="gr11" draw:text-style-name="P4" draw:layer="layout" svg:width="8.4cm" svg:height="3.246cm" svg:x="17.1cm" svg:y="14.454cm">
          <text:p/>
        </draw:rect>
        <draw:frame presentation:style-name="pr6" draw:layer="layout" svg:width="24cm" svg:height="3.506cm" svg:x="2cm" svg:y="1.537cm" presentation:class="title" presentation:user-transformed="true">
          <draw:text-box>
            <text:p>Programmstruktur</text:p>
          </draw:text-box>
        </draw:frame>
        <draw:rect draw:style-name="gr12" draw:text-style-name="P1" xml:id="id2" draw:id="id2" draw:layer="layout" svg:width="8.5cm" svg:height="1cm" svg:x="2.1cm" svg:y="6.5cm">
          <text:p text:style-name="P1">Eigenvector-Simulation</text:p>
        </draw:rect>
        <draw:rect draw:style-name="gr12" draw:text-style-name="P1" xml:id="id3" draw:id="id3" draw:layer="layout" svg:width="8.5cm" svg:height="1cm" svg:x="17cm" svg:y="6.5cm">
          <text:p text:style-name="P1"><text:span text:style-name="T6">Stepwise-Simulation</text:span></text:p>
        </draw:rect>
        <draw:connector draw:style-name="gr13" draw:text-style-name="P1" draw:layer="layout" svg:x1="11.8cm" svg:y1="5cm" svg:x2="6.35cm" svg:y2="6.5cm" draw:start-shape="id1" draw:start-glue-point="3" draw:end-shape="id2" draw:end-glue-point="0" svg:d="m11800 5000h-5450v1500">
          <text:p/>
        </draw:connector>
        <draw:connector draw:style-name="gr14" draw:text-style-name="P1" draw:layer="layout" svg:x1="15.8cm" svg:y1="5cm" svg:x2="21.25cm" svg:y2="6.5cm" draw:start-shape="id1" draw:start-glue-point="1" draw:end-shape="id3" draw:end-glue-point="0" svg:d="m15800 5000h5450v1500">
          <text:p/>
        </draw:connector>
        <draw:rect draw:style-name="gr11" draw:text-style-name="P4" draw:layer="layout" svg:width="8.4cm" svg:height="2.9cm" svg:x="2.1cm" svg:y="9.6cm">
          <text:p/>
        </draw:rect>
        <draw:frame draw:style-name="gr15" draw:layer="layout" svg:width="8cm" svg:height="3cm" svg:x="2.2cm" svg:y="10.8cm">
          <draw:text-box>
            <text:p>- bestimme Hamiltonian</text:p>
            <text:p>- berechne Eigenvektoren</text:p>
          </draw:text-box>
        </draw:frame>
        <draw:rect draw:style-name="gr11" draw:text-style-name="P4" draw:layer="layout" svg:width="8.4cm" svg:height="2.846cm" svg:x="2.1cm" svg:y="14.5cm">
          <text:p/>
        </draw:rect>
        <draw:frame draw:style-name="gr16" draw:layer="layout" svg:width="3.715cm" svg:height="2.777cm" svg:x="2.285cm" svg:y="15.6cm">
          <draw:text-box>
            <text:p>- berechne</text:p>
            <text:p>- berechne </text:p>
            <text:p><text:s/></text:p>
          </draw:text-box>
        </draw:frame>
        <draw:frame draw:style-name="gr2" draw:layer="layout" svg:width="3.105cm" svg:height="0.703cm" svg:x="5.8cm" svg:y="15.78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.979cm" svg:height="0.712cm" svg:x="5.801cm" svg:y="16.4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rect draw:style-name="gr12" draw:text-style-name="P1" xml:id="id1" draw:id="id1" draw:layer="layout" svg:width="4cm" svg:height="1cm" svg:x="11.8cm" svg:y="4.5cm">
            <text:p text:style-name="P1">Simulation</text:p>
          </draw:rect>
          <draw:custom-shape draw:style-name="gr17" draw:text-style-name="P1" draw:layer="layout" svg:width="0.758cm" svg:height="0.774cm" draw:transform="rotate (1.5707963267946) translate (11.026cm 5.4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0.758cm" svg:height="0.774cm" draw:transform="rotate (1.5707963267946) translate (15.826cm 5.358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1" draw:text-style-name="P4" draw:layer="layout" svg:width="23.4cm" svg:height="1.1cm" svg:x="2.1cm" svg:y="9.6cm">
          <text:p/>
        </draw:rect>
        <draw:frame draw:style-name="gr18" draw:layer="layout" svg:width="10.527cm" svg:height="1cm" svg:x="8.473cm" svg:y="9.7cm">
          <draw:text-box>
            <text:p>- bestimme kinetischen Hamiltonian</text:p>
          </draw:text-box>
        </draw:frame>
        <draw:rect draw:style-name="gr12" draw:text-style-name="P5" draw:layer="layout" svg:width="23.4cm" svg:height="1cm" svg:x="2.1cm" svg:y="8.582cm">
          <text:p text:style-name="P1"><text:span text:style-name="T7">compute</text:span></text:p>
        </draw:rect>
        <draw:rect draw:style-name="gr11" draw:text-style-name="P4" draw:layer="layout" svg:width="23.4cm" svg:height="1.1cm" svg:x="2.1cm" svg:y="14.4cm">
          <text:p/>
        </draw:rect>
        <draw:frame draw:style-name="gr18" draw:layer="layout" svg:width="8cm" svg:height="1cm" svg:x="8.473cm" svg:y="14.6cm">
          <draw:text-box>
            <text:p>- bestimme Startverteilung</text:p>
          </draw:text-box>
        </draw:frame>
        <draw:rect draw:style-name="gr12" draw:text-style-name="P5" draw:layer="layout" svg:width="23.4cm" svg:height="1cm" svg:x="2.1cm" svg:y="13.482cm">
          <text:p text:style-name="P1"><text:span text:style-name="T7">distribute</text:span></text:p>
        </draw:rect>
        <draw:frame draw:style-name="gr2" draw:layer="layout" svg:width="0.869cm" svg:height="0.703cm" svg:x="16.167cm" svg:y="14.7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6" draw:layer="layout" svg:width="4.879cm" svg:height="2.777cm" svg:x="17.3cm" svg:y="15.6cm">
          <draw:text-box>
            <text:p>- berechne alle </text:p>
            <text:p><text:s/></text:p>
          </draw:text-box>
        </draw:frame>
        <draw:frame draw:style-name="gr2" draw:layer="layout" svg:width="3.856cm" svg:height="0.712cm" svg:x="18.044cm" svg:y="16.7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line draw:style-name="gr19" draw:text-style-name="P1" draw:layer="layout" svg:x1="21.3cm" svg:y1="7.5cm" svg:x2="21.3cm" svg:y2="11cm">
          <text:p/>
        </draw:line>
        <draw:line draw:style-name="gr19" draw:text-style-name="P1" draw:layer="layout" svg:x1="6.4cm" svg:y1="7.5cm" svg:x2="6.4cm" svg:y2="11cm">
          <text:p/>
        </draw:line>
        <draw:rect draw:style-name="gr11" draw:text-style-name="P4" draw:layer="layout" svg:width="8.4cm" svg:height="6.146cm" svg:x="17.1cm" svg:y="11.354cm">
          <text:p/>
        </draw:rect>
        <draw:frame presentation:style-name="pr6" draw:layer="layout" svg:width="24cm" svg:height="3.506cm" svg:x="2cm" svg:y="1.537cm" presentation:class="title" presentation:user-transformed="true">
          <draw:text-box>
            <text:p>Programmstruktur</text:p>
          </draw:text-box>
        </draw:frame>
        <draw:rect draw:style-name="gr20" draw:text-style-name="P6" draw:layer="layout" svg:width="8.5cm" svg:height="1cm" svg:x="2.1cm" svg:y="5.3cm">
          <text:p text:style-name="P1"><text:span text:style-name="T8">Eigenvector-Simulation</text:span></text:p>
        </draw:rect>
        <draw:rect draw:style-name="gr20" draw:text-style-name="P6" draw:layer="layout" svg:width="8.5cm" svg:height="1cm" svg:x="17cm" svg:y="5.3cm">
          <text:p text:style-name="P1"><text:span text:style-name="T9">Stepwise-Simulation</text:span></text:p>
        </draw:rect>
        <draw:rect draw:style-name="gr11" draw:text-style-name="P4" draw:layer="layout" svg:width="8.4cm" svg:height="6.1cm" svg:x="2.1cm" svg:y="11.4cm">
          <text:p/>
        </draw:rect>
        <draw:frame draw:style-name="gr16" draw:text-style-name="P7" draw:layer="layout" svg:width="6.043cm" svg:height="4.517cm" svg:x="2.285cm" svg:y="12.5cm">
          <draw:text-box>
            <text:p><text:span text:style-name="T10">- berechne</text:span></text:p>
            <text:p><text:span text:style-name="T10"/></text:p>
            <text:p><text:span text:style-name="T10"/></text:p>
            <text:p><text:span text:style-name="T10">- im k-Raum analog</text:span></text:p>
            <text:p><text:span text:style-name="T10">- plotte </text:span></text:p>
            <text:p><text:span text:style-name="T10"><text:s/></text:span></text:p>
          </draw:text-box>
        </draw:frame>
        <draw:rect draw:style-name="gr11" draw:text-style-name="P4" draw:layer="layout" svg:width="23.4cm" svg:height="1.1cm" svg:x="2.1cm" svg:y="11.3cm">
          <text:p/>
        </draw:rect>
        <draw:frame draw:style-name="gr18" draw:text-style-name="P7" draw:layer="layout" svg:width="13.244cm" svg:height="1cm" svg:x="7.1cm" svg:y="11.5cm">
          <draw:text-box>
            <text:p><text:span text:style-name="T10">- bestimme t aus Position des Schiebereglers</text:span></text:p>
          </draw:text-box>
        </draw:frame>
        <draw:rect draw:style-name="gr12" draw:text-style-name="P8" draw:layer="layout" svg:width="23.4cm" svg:height="1cm" svg:x="2.1cm" svg:y="10.382cm">
          <text:p text:style-name="P1"><text:span text:style-name="T11">plot</text:span></text:p>
        </draw:rect>
        <draw:frame draw:style-name="gr2" draw:layer="layout" svg:width="6.137cm" svg:height="0.712cm" svg:x="2.9cm" svg:y="16.28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6" draw:text-style-name="P7" draw:layer="layout" svg:width="5.611cm" svg:height="2.777cm" svg:x="17.3cm" svg:y="12.5cm">
          <draw:text-box>
            <text:p><text:span text:style-name="T10">- diskretisiere t = t</text:span><text:span text:style-name="T12">j</text:span></text:p>
            <text:p><text:span text:style-name="T10">- plotte </text:span></text:p>
            <text:p><text:span text:style-name="T10"><text:s/></text:span></text:p>
          </draw:text-box>
        </draw:frame>
        <draw:frame draw:style-name="gr2" draw:layer="layout" svg:width="4.015cm" svg:height="2.188cm" svg:x="17.985cm" svg:y="14.5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21" draw:text-style-name="P1" draw:layer="layout" svg:x1="6.4cm" svg:y1="7.5cm" svg:x2="6.4cm" svg:y2="9cm">
          <text:p/>
        </draw:line>
        <draw:line draw:style-name="gr21" draw:text-style-name="P1" draw:layer="layout" svg:x1="21.3cm" svg:y1="7.5cm" svg:x2="21.3cm" svg:y2="9cm">
          <text:p/>
        </draw:line>
        <draw:frame draw:style-name="gr2" draw:layer="layout" svg:width="7.439cm" svg:height="1.624cm" svg:x="2.9cm" svg:y="13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Live-Demo</text:p>
          </draw:text-box>
        </draw:frame>
        <draw:frame presentation:style-name="pr5" draw:layer="layout" svg:width="23cm" svg:height="11cm" svg:x="2.2cm" svg:y="5.5cm" presentation:class="outline">
          <draw:text-box>
            <text:list text:style-name="L2">
              <text:list-header>
                <text:p>… → MATLAB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Empty" xlink:href="Pictures/1000000000000008000000089EFC5B24.png" xlink:type="simple" xlink:show="embed" xlink:actuate="onLoad"/>
    <draw:fill-image draw:name="ashapes" xlink:href="Pictures/100000000000032000000258AE45E8AA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marker draw:name="Linienende_20_1" draw:display-name="Linienende 1" svg:viewBox="0 0 10 10" svg:d="m0 0h10v10h-10z"/>
    <draw:marker draw:name="Linienende_20_2" draw:display-name="Linienende 2" svg:viewBox="0 0 1013 1130" svg:d="m1009 1050-449-1008-22-30-29-12-34 12-21 26-449 1012-5 13v8l5 21 12 21 17 13 21 4h903l21-4 21-13 9-21 4-21v-8z"/>
    <draw:marker draw:name="Linienende_20_3" draw:display-name="Linienende 3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color="#000000" fo:font-size="26pt" style:font-size-asian="26pt" style:font-size-complex="26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lbany" style:font-family-generic="roman" style:font-pitch="variable" fo:font-size="36pt" fo:font-style="normal" fo:text-shadow="none" style:text-underline-style="none" fo:font-weight="bold" style:font-family-asian="'Andale Sans U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bitmap" draw:fill-color="#ffffff" draw:fill-image-name="Empty" draw:opacity="50%" draw:textarea-horizontal-align="center" draw:textarea-vertical-align="middle" draw:shadow-opacity="50%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2">
      <draw:rect presentation:style-name="Mpr4" draw:text-style-name="MP4" draw:layer="backgroundobjects" svg:width="28cm" svg:height="21cm" svg:x="0cm" svg:y="0cm">
        <text:p/>
      </draw:rect>
      <draw:frame presentation:style-name="lyt-movwaves-title" draw:layer="backgroundobjects" svg:width="24cm" svg:height="3.506cm" svg:x="2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5cm" svg:y="17.8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7.8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676cm" svg:y="17.8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8" draw:text-style-name="MP5" draw:layer="backgroundobjects" svg:width="6.523cm" svg:height="1.448cm" svg:x="1.5cm" svg:y="17.552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076cm" svg:y="17.6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18.976cm" svg:y="17.6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nko Ipach</meta:initial-creator>
    <meta:creation-date>2012-02-01T19:51:11</meta:creation-date>
    <dc:date>2012-02-03T12:25:18</dc:date>
    <dc:creator>Hanko Ipach</dc:creator>
    <meta:editing-duration>PT12H14M40S</meta:editing-duration>
    <meta:editing-cycles>21</meta:editing-cycles>
    <meta:generator>OpenOffice.org/3.3$Unix OpenOffice.org_project/330m20$Build-9567</meta:generator>
    <meta:document-statistic meta:object-count="218"/>
  </office:meta>
</office:document-meta>
</file>

<file path=Object 1/content.xml><?xml version="1.0" encoding="utf-8"?>
<math xmlns="http://www.w3.org/1998/Math/MathML">
  <semantics>
    <mrow>
      <mi>i</mi>
      <mo stretchy="false">ℏ</mo>
      <mrow>
        <mfrac>
          <mrow>
            <mi>d</mi>
            <mo stretchy="false">Ψ</mo>
          </mrow>
          <mi mathvariant="italic">dt</mi>
        </mfrac>
        <mo stretchy="false">=</mo>
        <mi>H</mi>
      </mrow>
      <mo stretchy="false">Ψ</mo>
    </mrow>
    <annotation encoding="StarMath 5.0">i hbar {d%PSI} over {dt} = H %PSI</annotation>
  </semantics>
</math>
</file>

<file path=Object 10/content.xml><?xml version="1.0" encoding="utf-8"?>
<math xmlns="http://www.w3.org/1998/Math/MathML">
  <semantics>
    <mrow>
      <mo stretchy="false">⇒</mo>
      <mrow>
        <mo stretchy="false">Ψ</mo>
        <mo stretchy="false">=</mo>
        <msub>
          <mrow>
            <mo stretchy="false">(</mo>
            <mo stretchy="false">Ψ</mo>
            <mo stretchy="false">)</mo>
          </mrow>
          <mi>j</mi>
        </msub>
      </mrow>
      <mi/>
      <mi>,</mi>
      <mi/>
      <mrow>
        <mi>V</mi>
        <mo stretchy="false">=</mo>
        <msub>
          <mrow>
            <mo stretchy="false">(</mo>
            <mi>V</mi>
            <mo stretchy="false">)</mo>
          </mrow>
          <mi>j</mi>
        </msub>
      </mrow>
    </mrow>
    <annotation encoding="StarMath 5.0">drarrow %PSI = (%PSI)_j`,`V=(V)_j</annotation>
  </semantics>
</math>
</file>

<file path=Object 11/content.xml><?xml version="1.0" encoding="utf-8"?>
<math xmlns="http://www.w3.org/1998/Math/MathML">
  <semantics>
    <mrow>
      <mrow>
        <mi>H</mi>
        <mo stretchy="false">=</mo>
        <msub>
          <mrow>
            <mo stretchy="false">(</mo>
            <mi>H</mi>
            <mo stretchy="false">)</mo>
          </mrow>
          <mrow>
            <mi>i</mi>
            <mi>,</mi>
            <mi>j</mi>
          </mrow>
        </msub>
      </mrow>
      <mo stretchy="false">=</mo>
      <msub>
        <mrow>
          <mo stretchy="false">(</mo>
          <mrow>
            <mrow>
              <mi>T</mi>
              <mo stretchy="false">+</mo>
              <mi mathvariant="italic">diag</mi>
            </mrow>
            <mrow>
              <mo stretchy="false">(</mo>
              <mi>V</mi>
              <mo stretchy="false">)</mo>
            </mrow>
          </mrow>
          <mo stretchy="false">)</mo>
        </mrow>
        <mrow>
          <mi>i</mi>
          <mi>,</mi>
          <mi>j</mi>
        </mrow>
      </msub>
    </mrow>
    <annotation encoding="StarMath 5.0">H=(H)_{i,j} = (T + diag(V))_{i,j}</annotation>
  </semantics>
</math>
</file>

<file path=Object 12/content.xml><?xml version="1.0" encoding="utf-8"?>
<math xmlns="http://www.w3.org/1998/Math/MathML">
  <semantics>
    <mrow>
      <msub>
        <mi>c</mi>
        <mi>n</mi>
      </msub>
      <mo stretchy="false">=</mo>
      <mrow>
        <mo stretchy="false">〈</mo>
        <mrow>
          <msub>
            <mo stretchy="false">Ψ</mo>
            <mi>n</mi>
          </msub>
          <mo stretchy="false">∣</mo>
          <msub>
            <mo stretchy="false">Ψ</mo>
            <mn>0</mn>
          </msub>
        </mrow>
        <mo stretchy="false">〉</mo>
      </mrow>
    </mrow>
    <annotation encoding="StarMath 5.0">c_n=langle %PSI_n mline %PSI_0 rangle</annotation>
  </semantics>
</math>
</file>

<file path=Object 13/content.xml><?xml version="1.0" encoding="utf-8"?>
<math xmlns="http://www.w3.org/1998/Math/MathML">
  <semantics>
    <mo stretchy="false">Ψ</mo>
    <annotation encoding="StarMath 5.0">%PSI</annotation>
  </semantics>
</math>
</file>

<file path=Object 14/content.xml><?xml version="1.0" encoding="utf-8"?>
<math xmlns="http://www.w3.org/1998/Math/MathML">
  <semantics>
    <mrow>
      <msub>
        <mo stretchy="false">Ψ</mo>
        <mn>0</mn>
      </msub>
      <mrow>
        <mo stretchy="false">(</mo>
        <msub>
          <mi>x</mi>
          <mi>j</mi>
        </msub>
        <mo stretchy="false">)</mo>
      </mrow>
    </mrow>
    <annotation encoding="StarMath 5.0">%PSI_0(x_j)</annotation>
  </semantics>
</math>
</file>

<file path=Object 15/content.xml><?xml version="1.0" encoding="utf-8"?>
<math xmlns="http://www.w3.org/1998/Math/MathML">
  <semantics>
    <mo stretchy="false">Ψ</mo>
    <annotation encoding="StarMath 5.0">%PSI</annotation>
  </semantics>
</math>
</file>

<file path=Object 16/content.xml><?xml version="1.0" encoding="utf-8"?>
<math xmlns="http://www.w3.org/1998/Math/MathML">
  <semantics>
    <mrow>
      <mi mathvariant="italic">fft</mi>
      <mrow>
        <mo stretchy="false">(</mo>
        <msub>
          <mo stretchy="false">Ψ</mo>
          <mi>n</mi>
        </msub>
        <mo stretchy="false">)</mo>
      </mrow>
    </mrow>
    <annotation encoding="StarMath 5.0">fft(%PSI_n)</annotation>
  </semantics>
</math>
</file>

<file path=Object 17/content.xml><?xml version="1.0" encoding="utf-8"?>
<math xmlns="http://www.w3.org/1998/Math/MathML">
  <semantics>
    <mrow>
      <msub>
        <mo stretchy="false">Ψ</mo>
        <mn>0</mn>
      </msub>
      <mrow>
        <mo stretchy="false">(</mo>
        <mi>x</mi>
        <mo stretchy="false">)</mo>
      </mrow>
    </mrow>
    <annotation encoding="StarMath 5.0">%PSI_0(x)</annotation>
  </semantics>
</math>
</file>

<file path=Object 18/content.xml><?xml version="1.0" encoding="utf-8"?>
<math xmlns="http://www.w3.org/1998/Math/MathML">
  <semantics>
    <mrow>
      <mi>i</mi>
      <mo stretchy="false">ℏ</mo>
      <mrow>
        <mfrac>
          <mrow>
            <mi>d</mi>
            <mo stretchy="false">Ψ</mo>
            <mrow>
              <mo stretchy="false">(</mo>
              <mrow>
                <mi>x</mi>
                <mi>,</mi>
                <mi>t</mi>
              </mrow>
              <mo stretchy="false">)</mo>
            </mrow>
          </mrow>
          <mi mathvariant="italic">dt</mi>
        </mfrac>
        <mo stretchy="false">=</mo>
        <mi>H</mi>
      </mrow>
      <mrow>
        <mo stretchy="false">(</mo>
        <mi>t</mi>
        <mo stretchy="false">)</mo>
      </mrow>
      <mo stretchy="false">Ψ</mo>
      <mrow>
        <mo stretchy="false">(</mo>
        <mrow>
          <mi>x</mi>
          <mi>,</mi>
          <mi>t</mi>
        </mrow>
        <mo stretchy="false">)</mo>
      </mrow>
    </mrow>
    <annotation encoding="StarMath 5.0">i hbar {d%PSI(x,t)} over {dt} = H(t) %PSI (x,t)</annotation>
  </semantics>
</math>
</file>

<file path=Object 19/content.xml><?xml version="1.0" encoding="utf-8"?>
<math xmlns="http://www.w3.org/1998/Math/MathML">
  <semantics>
    <mrow>
      <mo stretchy="false">Ψ</mo>
      <mrow>
        <mrow>
          <mo stretchy="false">(</mo>
          <mrow>
            <mi>x</mi>
            <mi>,</mi>
            <mrow>
              <mi>t</mi>
              <mo stretchy="false">+</mo>
              <mo stretchy="false">Δ</mo>
            </mrow>
            <mi>t</mi>
          </mrow>
          <mo stretchy="false">)</mo>
        </mrow>
        <mo stretchy="false">=</mo>
        <mfrac>
          <mrow>
            <mrow>
              <msub>
                <mn>1</mn>
                <mi>N</mi>
              </msub>
              <mo stretchy="false">+</mo>
              <mfrac>
                <mi>i</mi>
                <mo stretchy="false">ℏ</mo>
              </mfrac>
            </mrow>
            <mi>H</mi>
            <mrow>
              <mo stretchy="false">(</mo>
              <mrow>
                <mi>x</mi>
                <mi>,</mi>
                <mi>t</mi>
              </mrow>
              <mo stretchy="false">)</mo>
            </mrow>
          </mrow>
          <mrow>
            <mrow>
              <msub>
                <mn>1</mn>
                <mi>N</mi>
              </msub>
              <mo stretchy="false">−</mo>
              <mfrac>
                <mi>i</mi>
                <mo stretchy="false">ℏ</mo>
              </mfrac>
            </mrow>
            <mi>H</mi>
            <mrow>
              <mo stretchy="false">(</mo>
              <mrow>
                <mi>x</mi>
                <mi>,</mi>
                <mi>t</mi>
              </mrow>
              <mo stretchy="false">)</mo>
            </mrow>
          </mrow>
        </mfrac>
      </mrow>
      <mo stretchy="false">Ψ</mo>
      <mrow>
        <mo stretchy="false">(</mo>
        <mrow>
          <mi>x</mi>
          <mi>,</mi>
          <mi>t</mi>
        </mrow>
        <mo stretchy="false">)</mo>
      </mrow>
    </mrow>
    <annotation encoding="StarMath 5.0">%PSI(x,t+%DELTA t)={1_N+{i} over {hbar}H(x,t) } over {1_N-{i} over {hbar}H(x,t)} %PSI(x,t)</annotation>
  </semantics>
</math>
</file>

<file path=Object 2/content.xml><?xml version="1.0" encoding="utf-8"?>
<math xmlns="http://www.w3.org/1998/Math/MathML">
  <semantics>
    <mrow>
      <mrow>
        <mi>H</mi>
        <mo stretchy="false">=</mo>
        <mfrac>
          <mrow>
            <mo stretchy="false">−</mo>
            <msup>
              <mo stretchy="false">ℏ</mo>
              <mn>2</mn>
            </msup>
          </mrow>
          <mn>2m</mn>
        </mfrac>
      </mrow>
      <mrow>
        <mrow>
          <mfrac>
            <msup>
              <mi>d</mi>
              <mn>2</mn>
            </msup>
            <msup>
              <mi mathvariant="italic">dx</mi>
              <mn>2</mn>
            </msup>
          </mfrac>
          <mo stretchy="false">+</mo>
          <mi>V</mi>
        </mrow>
        <mo stretchy="false">=</mo>
        <mrow>
          <mi>T</mi>
          <mo stretchy="false">+</mo>
          <mi>V</mi>
        </mrow>
      </mrow>
    </mrow>
    <annotation encoding="StarMath 5.0">H = {-hbar^{2}} over {2m} {d^{2}} over {dx^{2}} + V = T + V</annotation>
  </semantics>
</math>
</file>

<file path=Object 20/content.xml><?xml version="1.0" encoding="utf-8"?>
<math xmlns="http://www.w3.org/1998/Math/MathML">
  <semantics>
    <mrow>
      <mrow>
        <msub>
          <mrow>
            <mo stretchy="false">(</mo>
            <mrow>
              <mi>T</mi>
              <mo stretchy="false">Ψ</mo>
            </mrow>
            <mo stretchy="false">)</mo>
          </mrow>
          <mi>j</mi>
        </msub>
        <mo stretchy="false">=</mo>
        <mfrac>
          <mrow>
            <mo stretchy="false">−</mo>
            <msup>
              <mo stretchy="false">ℏ</mo>
              <mn>2</mn>
            </msup>
          </mrow>
          <mn>2m</mn>
        </mfrac>
      </mrow>
      <mrow>
        <msub>
          <mfenced open="(" close=")">
            <mfrac>
              <mrow>
                <mi>d</mi>
                <msup>
                  <mo stretchy="false">Ψ</mo>
                  <mn>2</mn>
                </msup>
              </mrow>
              <msup>
                <mi mathvariant="italic">dx</mi>
                <mn>2</mn>
              </msup>
            </mfrac>
          </mfenced>
          <mi>j</mi>
        </msub>
        <mo stretchy="false">≈</mo>
        <mrow>
          <munder>
            <mo stretchy="false">∑</mo>
            <mi>k</mi>
          </munder>
          <msub>
            <mi>T</mi>
            <mi mathvariant="italic">jk</mi>
          </msub>
        </mrow>
      </mrow>
      <msub>
        <mo stretchy="false">Ψ</mo>
        <mi>k</mi>
      </msub>
    </mrow>
    <annotation encoding="StarMath 5.0">(T%PSI)_j = {-hbar^{2}} over {2m} left ({d%PSI^{2}} over {dx^{2}} right ) _j approx sum from{k} T_jk %PSI_k </annotation>
  </semantics>
</math>
</file>

<file path=Object 21/content.xml><?xml version="1.0" encoding="utf-8"?>
<math xmlns="http://www.w3.org/1998/Math/MathML">
  <semantics>
    <mrow>
      <mrow>
        <mfrac>
          <mrow>
            <msup>
              <mi>d</mi>
              <mn>2</mn>
            </msup>
            <mo stretchy="false">Ψ</mo>
          </mrow>
          <msup>
            <mi mathvariant="italic">dx</mi>
            <mn>2</mn>
          </msup>
        </mfrac>
        <mo stretchy="false">≈</mo>
        <mfrac>
          <mrow>
            <msup>
              <mo stretchy="false">Δ</mo>
              <mn>2</mn>
            </msup>
            <mo stretchy="false">Ψ</mo>
          </mrow>
          <mrow>
            <mo stretchy="false">Δ</mo>
            <msup>
              <mi>x</mi>
              <mn>2</mn>
            </msup>
          </mrow>
        </mfrac>
      </mrow>
      <mo stretchy="false">=</mo>
      <mfrac>
        <mrow>
          <mo stretchy="false">Ψ</mo>
          <mrow>
            <mrow>
              <mo stretchy="false">(</mo>
              <mrow>
                <mrow>
                  <mi>x</mi>
                  <mo stretchy="false">−</mo>
                  <mo stretchy="false">Δ</mo>
                </mrow>
                <mi>x</mi>
              </mrow>
              <mo stretchy="false">)</mo>
            </mrow>
            <mo stretchy="false">−</mo>
            <mn>2</mn>
          </mrow>
          <mo stretchy="false">Ψ</mo>
          <mrow>
            <mrow>
              <mo stretchy="false">(</mo>
              <mi>x</mi>
              <mo stretchy="false">)</mo>
            </mrow>
            <mo stretchy="false">+</mo>
            <mo stretchy="false">Ψ</mo>
          </mrow>
          <mrow>
            <mo stretchy="false">(</mo>
            <mrow>
              <mrow>
                <mi>x</mi>
                <mo stretchy="false">+</mo>
                <mo stretchy="false">Δ</mo>
              </mrow>
              <mi>x</mi>
            </mrow>
            <mo stretchy="false">)</mo>
          </mrow>
        </mrow>
        <mrow>
          <mo stretchy="false">Δ</mo>
          <mi>x</mi>
        </mrow>
      </mfrac>
    </mrow>
    <annotation encoding="StarMath 5.0">{d^2%PSI} over {dx^{2}} approx {%DELTA^2%PSI} over {%DELTA x^{2}}= {%PSI(x-%DELTA x)-2%PSI(x)+%PSI(x+%DELTA x)} over {%DELTA x} </annotation>
  </semantics>
</math>
</file>

<file path=Object 3/content.xml><?xml version="1.0" encoding="utf-8"?>
<math xmlns="http://www.w3.org/1998/Math/MathML">
  <semantics>
    <mtable>
      <mtr>
        <mtd>
          <mrow>
            <mo stretchy="false">Ψ</mo>
            <mrow>
              <mrow>
                <mo stretchy="false">(</mo>
                <mrow>
                  <mi>x</mi>
                  <mi>,</mi>
                  <mi>t</mi>
                </mrow>
                <mo stretchy="false">)</mo>
              </mrow>
              <mo stretchy="false">=</mo>
              <mo stretchy="false">Ψ</mo>
            </mrow>
            <mrow>
              <mo stretchy="false">(</mo>
              <mrow>
                <mrow>
                  <mi>x</mi>
                  <mo stretchy="false">+</mo>
                  <mi>L</mi>
                </mrow>
                <mi>,</mi>
                <mi>t</mi>
              </mrow>
              <mo stretchy="false">)</mo>
            </mrow>
          </mrow>
        </mtd>
      </mtr>
      <mtr>
        <mtd>
          <mrow>
            <mi>V</mi>
            <mrow>
              <mrow>
                <mo stretchy="false">(</mo>
                <mrow>
                  <mi>x</mi>
                  <mi>,</mi>
                  <mi>t</mi>
                </mrow>
                <mo stretchy="false">)</mo>
              </mrow>
              <mo stretchy="false">=</mo>
              <mi>V</mi>
            </mrow>
            <mrow>
              <mo stretchy="false">(</mo>
              <mrow>
                <mrow>
                  <mi>x</mi>
                  <mo stretchy="false">+</mo>
                  <mi>L</mi>
                </mrow>
                <mi>,</mi>
                <mi>t</mi>
              </mrow>
              <mo stretchy="false">)</mo>
            </mrow>
          </mrow>
        </mtd>
      </mtr>
    </mtable>
    <annotation encoding="StarMath 5.0">%PSI (x,t) = %PSI (x+L,t)newline V(x,t) = V(x+L,t)</annotation>
  </semantics>
</math>
</file>

<file path=Object 33/content.xml><?xml version="1.0" encoding="utf-8"?>
<math xmlns="http://www.w3.org/1998/Math/MathML">
  <semantics>
    <msub>
      <mo stretchy="false">Ψ</mo>
      <mn>0</mn>
    </msub>
    <annotation encoding="StarMath 5.0">%PSI_0</annotation>
  </semantics>
</math>
</file>

<file path=Object 34/content.xml><?xml version="1.0" encoding="utf-8"?>
<math xmlns="http://www.w3.org/1998/Math/MathML">
  <semantics>
    <mrow>
      <mrow>
        <msub>
          <mrow>
            <mo stretchy="false">(</mo>
            <mo stretchy="false">Ψ</mo>
            <mo stretchy="false">)</mo>
          </mrow>
          <mi mathvariant="italic">ij</mi>
        </msub>
        <mo stretchy="false">=</mo>
        <mo stretchy="false">Ψ</mo>
      </mrow>
      <mrow>
        <mo stretchy="false">(</mo>
        <mrow>
          <msub>
            <mi>x</mi>
            <mi>i</mi>
          </msub>
          <mi>,</mi>
          <msub>
            <mi>t</mi>
            <mi>j</mi>
          </msub>
        </mrow>
        <mo stretchy="false">)</mo>
      </mrow>
    </mrow>
    <annotation encoding="StarMath 5.0">(%PSI)_ij = %PSI(x_i,t_j)</annotation>
  </semantics>
</math>
</file>

<file path=Object 35/content.xml><?xml version="1.0" encoding="utf-8"?>
<math xmlns="http://www.w3.org/1998/Math/MathML">
  <semantics>
    <mrow>
      <mo stretchy="false">Ψ</mo>
      <mrow>
        <mo stretchy="false">(</mo>
        <mrow>
          <mi>x</mi>
          <mi>,</mi>
          <mi>t</mi>
        </mrow>
        <mo stretchy="false">)</mo>
      </mrow>
      <mi/>
      <mi>,</mi>
      <mi/>
      <mi>V</mi>
      <mrow>
        <mo stretchy="false">(</mo>
        <mi>x</mi>
        <mo stretchy="false">)</mo>
      </mrow>
      <mi/>
      <mi>,</mi>
      <mi/>
      <msub>
        <mo stretchy="false">Ψ</mo>
        <mi>k</mi>
      </msub>
      <mrow>
        <mo stretchy="false">(</mo>
        <mrow>
          <mi>x</mi>
          <mi>,</mi>
          <mi>t</mi>
        </mrow>
        <mo stretchy="false">)</mo>
      </mrow>
    </mrow>
    <annotation encoding="StarMath 5.0">%PSI(x,t)`,`V(x)`,`%PSI_k(x,t)</annotation>
  </semantics>
</math>
</file>

<file path=Object 36/content.xml><?xml version="1.0" encoding="utf-8"?>
<math xmlns="http://www.w3.org/1998/Math/MathML">
  <semantics>
    <mtable>
      <mtr>
        <mtd>
          <mrow>
            <mrow>
              <msub>
                <mrow>
                  <mo stretchy="false">(</mo>
                  <mo stretchy="false">Ψ</mo>
                  <mo stretchy="false">)</mo>
                </mrow>
                <mrow>
                  <mi>•</mi>
                  <mi>,</mi>
                  <mi>j</mi>
                </mrow>
              </msub>
              <mo stretchy="false">=</mo>
              <mo stretchy="false">Ψ</mo>
            </mrow>
            <mrow>
              <mo stretchy="false">(</mo>
              <mrow>
                <mi>x</mi>
                <mi>,</mi>
                <msub>
                  <mi>t</mi>
                  <mi>j</mi>
                </msub>
              </mrow>
              <mo stretchy="false">)</mo>
            </mrow>
          </mrow>
        </mtd>
      </mtr>
      <mtr>
        <mtd>
          <mrow>
            <mrow>
              <msub>
                <mrow>
                  <mo stretchy="false">(</mo>
                  <mi>V</mi>
                  <mo stretchy="false">)</mo>
                </mrow>
                <mrow>
                  <mi>•</mi>
                  <mi>,</mi>
                  <mi>j</mi>
                </mrow>
              </msub>
              <mo stretchy="false">=</mo>
              <mi>V</mi>
            </mrow>
            <mrow>
              <mo stretchy="false">(</mo>
              <mrow>
                <mi>x</mi>
                <mi>,</mi>
                <msub>
                  <mi>t</mi>
                  <mi>j</mi>
                </msub>
              </mrow>
              <mo stretchy="false">)</mo>
            </mrow>
          </mrow>
        </mtd>
      </mtr>
      <mtr>
        <mtd>
          <mrow>
            <mi mathvariant="italic">fft</mi>
            <mrow>
              <mo stretchy="false">(</mo>
              <msub>
                <mrow>
                  <mo stretchy="false">(</mo>
                  <mo stretchy="false">Ψ</mo>
                  <mo stretchy="false">)</mo>
                </mrow>
                <mrow>
                  <mi>•</mi>
                  <mi>,</mi>
                  <mi>j</mi>
                </mrow>
              </msub>
              <mo stretchy="false">)</mo>
            </mrow>
          </mrow>
        </mtd>
      </mtr>
    </mtable>
    <annotation encoding="StarMath 5.0">(%PSI)_{•,j} = %PSI(x,t_j) newline (V)_{•,j}=V(x,t_j) newline fft((%PSI)_{•,j})</annotation>
  </semantics>
</math>
</file>

<file path=Object 37/content.xml><?xml version="1.0" encoding="utf-8"?>
<math xmlns="http://www.w3.org/1998/Math/MathML">
  <semantics>
    <mrow>
      <mo stretchy="false">Ψ</mo>
      <mrow>
        <mrow>
          <mo stretchy="false">(</mo>
          <mrow>
            <mi>x</mi>
            <mi>,</mi>
            <mi>t</mi>
          </mrow>
          <mo stretchy="false">)</mo>
        </mrow>
        <mo stretchy="false">=</mo>
        <mrow>
          <munder>
            <mo stretchy="false">∑</mo>
            <mi>n</mi>
          </munder>
          <msub>
            <mi>c</mi>
            <mi>n</mi>
          </msub>
        </mrow>
      </mrow>
      <msup>
        <mi mathvariant="normal">e</mi>
        <mfrac>
          <mrow>
            <msub>
              <mi mathvariant="italic">iE</mi>
              <mi>n</mi>
            </msub>
            <mi>t</mi>
          </mrow>
          <mo stretchy="false">ℏ</mo>
        </mfrac>
      </msup>
      <msub>
        <mo stretchy="false">Ψ</mo>
        <mi>n</mi>
      </msub>
      <mrow>
        <mo stretchy="false">(</mo>
        <mrow>
          <mi>x</mi>
          <mi>,</mi>
          <mrow>
            <mi>t</mi>
            <mo stretchy="false">=</mo>
            <mn>0</mn>
          </mrow>
        </mrow>
        <mo stretchy="false">)</mo>
      </mrow>
    </mrow>
    <annotation encoding="StarMath 5.0">%PSI (x,t)=sum from{n} c_n func e^{{iE_n t} over {hbar}} %PSI_n(x,t=0)</annotation>
  </semantics>
</math>
</file>

<file path=Object 4/content.xml><?xml version="1.0" encoding="utf-8"?>
<math xmlns="http://www.w3.org/1998/Math/MathML">
  <semantics>
    <mrow>
      <mo stretchy="false">Ψ</mo>
      <mrow>
        <mo stretchy="false">(</mo>
        <mrow>
          <mi>x</mi>
          <mi>,</mi>
          <mrow>
            <mi>t</mi>
            <mo stretchy="false">=</mo>
            <mn>0</mn>
          </mrow>
        </mrow>
        <mo stretchy="false">)</mo>
      </mrow>
      <mrow>
        <mi/>
        <mo stretchy="false">=</mo>
        <msub>
          <mo stretchy="false">Ψ</mo>
          <mn>0</mn>
        </msub>
      </mrow>
      <mrow>
        <mo stretchy="false">(</mo>
        <mi>x</mi>
        <mo stretchy="false">)</mo>
      </mrow>
      <mi/>
      <mi>,</mi>
      <mi/>
      <mrow>
        <mi>V</mi>
        <mo stretchy="false">=</mo>
        <mi>V</mi>
      </mrow>
      <mrow>
        <mo stretchy="false">(</mo>
        <mrow>
          <mi>x</mi>
          <mi>,</mi>
          <mi>t</mi>
        </mrow>
        <mo stretchy="false">)</mo>
      </mrow>
      <mi/>
      <mi mathvariant="normal">:</mi>
      <mi/>
      <mo stretchy="false">Ψ</mo>
      <mrow>
        <mrow>
          <mo stretchy="false">(</mo>
          <mrow>
            <mi>x</mi>
            <mi>,</mi>
            <mi>t</mi>
          </mrow>
          <mo stretchy="false">)</mo>
        </mrow>
        <mo stretchy="false">=</mo>
        <mi>?</mi>
      </mrow>
    </mrow>
    <annotation encoding="StarMath 5.0">%PSI(x,t=0)`=%PSI_{0}(x)`,`V=V(x,t)`:`` %PSI(x,t)=?</annotation>
  </semantics>
</math>
</file>

<file path=Object 5/content.xml><?xml version="1.0" encoding="utf-8"?>
<math xmlns="http://www.w3.org/1998/Math/MathML">
  <semantics>
    <mrow>
      <mrow>
        <mi>x</mi>
        <mo stretchy="false">=</mo>
        <mrow>
          <mi>j</mi>
          <mo stretchy="false">⋅</mo>
          <mo stretchy="false">Δ</mo>
        </mrow>
      </mrow>
      <mi>x</mi>
      <mi/>
      <mi>,</mi>
      <mi/>
      <mrow>
        <mi>j</mi>
        <mo stretchy="false">=</mo>
        <mn>0,...</mn>
      </mrow>
      <mi>,</mi>
      <msub>
        <mi>n</mi>
        <mi>x</mi>
      </msub>
    </mrow>
    <annotation encoding="StarMath 5.0">x = j cdot %DELTA x`,`j=0,...,n_x</annotation>
  </semantics>
</math>
</file>

<file path=Object 6/content.xml><?xml version="1.0" encoding="utf-8"?>
<math xmlns="http://www.w3.org/1998/Math/MathML">
  <semantics>
    <mrow>
      <mrow>
        <msub>
          <mi>t</mi>
          <mi>k</mi>
        </msub>
        <mo stretchy="false">=</mo>
        <mrow>
          <mi>k</mi>
          <mo stretchy="false">⋅</mo>
          <mo stretchy="false">Δ</mo>
        </mrow>
      </mrow>
      <mi>t</mi>
      <mi/>
      <mi>,</mi>
      <mi/>
      <mrow>
        <mi>k</mi>
        <mo stretchy="false">=</mo>
        <mn>0,...</mn>
      </mrow>
      <mi>,</mi>
      <msub>
        <mi>n</mi>
        <mi>t</mi>
      </msub>
    </mrow>
    <annotation encoding="StarMath 5.0">t_k = k cdot %DELTA t`,``k=0,...,n_t</annotation>
  </semantics>
</math>
</file>

<file path=Object 7/content.xml><?xml version="1.0" encoding="utf-8"?>
<math xmlns="http://www.w3.org/1998/Math/MathML">
  <semantics>
    <mrow>
      <mi>H</mi>
      <msub>
        <mo stretchy="false">Ψ</mo>
        <mi>n</mi>
      </msub>
      <mrow>
        <mrow>
          <mo stretchy="false">(</mo>
          <mrow>
            <mi>x</mi>
            <mi>,</mi>
            <mrow>
              <mi>t</mi>
              <mo stretchy="false">=</mo>
              <mn>0</mn>
            </mrow>
          </mrow>
          <mo stretchy="false">)</mo>
        </mrow>
        <mo stretchy="false">=</mo>
        <msub>
          <mi>E</mi>
          <mi>n</mi>
        </msub>
      </mrow>
      <msub>
        <mo stretchy="false">Ψ</mo>
        <mi>n</mi>
      </msub>
      <mrow>
        <mo stretchy="false">(</mo>
        <mrow>
          <mi>x</mi>
          <mi>,</mi>
          <mrow>
            <mi>t</mi>
            <mo stretchy="false">=</mo>
            <mn>0</mn>
          </mrow>
        </mrow>
        <mo stretchy="false">)</mo>
      </mrow>
    </mrow>
    <annotation encoding="StarMath 5.0">H%PSI_n (x,t=0)=E_n%PSI_n (x,t=0)</annotation>
  </semantics>
</math>
</file>

<file path=Object 8/content.xml><?xml version="1.0" encoding="utf-8"?>
<math xmlns="http://www.w3.org/1998/Math/MathML">
  <semantics>
    <mrow>
      <mi>i</mi>
      <mo stretchy="false">ℏ</mo>
      <mrow>
        <mfrac>
          <mrow>
            <mi>d</mi>
            <mo stretchy="false">Ψ</mo>
            <mrow>
              <mo stretchy="false">(</mo>
              <mrow>
                <mi>x</mi>
                <mi>,</mi>
                <mi>t</mi>
              </mrow>
              <mo stretchy="false">)</mo>
            </mrow>
          </mrow>
          <mi mathvariant="italic">dt</mi>
        </mfrac>
        <mo stretchy="false">=</mo>
        <mi>H</mi>
      </mrow>
      <mrow>
        <mo stretchy="false">(</mo>
        <mi>t</mi>
        <mo stretchy="false">)</mo>
      </mrow>
      <mo stretchy="false">Ψ</mo>
      <mrow>
        <mo stretchy="false">(</mo>
        <mrow>
          <mi>x</mi>
          <mi>,</mi>
          <mi>t</mi>
        </mrow>
        <mo stretchy="false">)</mo>
      </mrow>
    </mrow>
    <annotation encoding="StarMath 5.0">i hbar {d%PSI(x,t)} over {dt} = H(t) %PSI (x,t)</annotation>
  </semantics>
</math>
</file>

<file path=Object 9/content.xml><?xml version="1.0" encoding="utf-8"?>
<math xmlns="http://www.w3.org/1998/Math/MathML">
  <semantics>
    <mrow>
      <mo stretchy="false">Ψ</mo>
      <mrow>
        <mrow>
          <mo stretchy="false">(</mo>
          <mrow>
            <mi>x</mi>
            <mi>,</mi>
            <mi>t</mi>
          </mrow>
          <mo stretchy="false">)</mo>
        </mrow>
        <mo stretchy="false">=</mo>
        <mrow>
          <munder>
            <mo stretchy="false">∑</mo>
            <mi>n</mi>
          </munder>
          <msub>
            <mi>c</mi>
            <mi>n</mi>
          </msub>
        </mrow>
      </mrow>
      <msup>
        <mi mathvariant="normal">e</mi>
        <mfrac>
          <mrow>
            <msub>
              <mi mathvariant="italic">iE</mi>
              <mi>n</mi>
            </msub>
            <mi>t</mi>
          </mrow>
          <mo stretchy="false">ℏ</mo>
        </mfrac>
      </msup>
      <msub>
        <mo stretchy="false">Ψ</mo>
        <mi>n</mi>
      </msub>
      <mrow>
        <mo stretchy="false">(</mo>
        <mrow>
          <mi>x</mi>
          <mi>,</mi>
          <mrow>
            <mi>t</mi>
            <mo stretchy="false">=</mo>
            <mn>0</mn>
          </mrow>
        </mrow>
        <mo stretchy="false">)</mo>
      </mrow>
    </mrow>
    <annotation encoding="StarMath 5.0">%PSI (x,t)=sum from{n} c_n func e^{{iE_n t} over {hbar}} %PSI_n(x,t=0)</annotation>
  </semantics>
</math>
</file>